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Frame_20_contents">
      <style:text-properties style:font-name="Arial" fo:font-size="10.5pt" fo:font-style="normal" style:text-underline-style="none" fo:font-weight="normal" officeooo:paragraph-rsid="00304cd5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9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0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ff25c" style:font-size-asian="14pt" style:font-size-complex="14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UrbanBody">
      <style:text-properties style:font-name="Arial" fo:font-size="11pt" officeooo:rsid="00356754" officeooo:paragraph-rsid="00356754" style:font-size-asian="11pt" style:font-size-complex="11pt"/>
    </style:style>
    <style:style style:name="P14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5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1pt" fo:font-style="normal" fo:font-weight="normal" officeooo:paragraph-rsid="0037767b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42736f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Frame_20_contents">
      <style:text-properties fo:color="#000000" style:font-name="Arial" fo:font-size="10.5pt" fo:font-style="normal" style:text-underline-style="none" fo:font-weight="normal" officeooo:paragraph-rsid="0042736f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style:font-name="Arial" fo:font-size="14pt" style:text-underline-style="none" officeooo:paragraph-rsid="0042736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0pt" officeooo:paragraph-rsid="0042736f" style:font-size-asian="10pt" style:font-size-complex="10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36f" style:font-size-asian="10pt" style:font-size-complex="10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56754" style:font-size-asian="11pt" style:font-size-complex="11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4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56754" style:font-size-asian="11pt" style:font-size-complex="11pt"/>
    </style:style>
    <style:style style:name="P2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56754" style:font-size-asian="11pt" style:font-size-complex="11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7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8" style:family="paragraph" style:parent-style-name="UrbanTitle">
      <style:text-properties style:font-name="Arial" fo:font-size="14pt" style:text-underline-style="none" officeooo:rsid="003d6b74" officeooo:paragraph-rsid="003d6b74" style:font-size-asian="14pt" style:font-size-complex="14pt"/>
    </style:style>
    <style:style style:name="P29" style:family="paragraph" style:parent-style-name="UrbanTitle">
      <style:paragraph-properties fo:text-align="start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42736f" style:font-size-asian="11pt" style:font-weight-asian="bold" style:font-size-complex="11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fo:font-style="normal" fo:background-color="transparent" loext:char-shading-value="0" style:font-style-asian="normal" style:font-style-complex="normal"/>
    </style:style>
    <style:style style:name="T7" style:family="text">
      <style:text-properties fo:font-style="normal" fo:background-color="transparent" loext:char-shading-value="0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2109e"/>
    </style:style>
    <style:style style:name="T11" style:family="text">
      <style:text-properties officeooo:rsid="00362119"/>
    </style:style>
    <style:style style:name="T12" style:family="text">
      <style:text-properties officeooo:rsid="00318bbc"/>
    </style:style>
    <style:style style:name="T13" style:family="text">
      <style:text-properties officeooo:rsid="00356754"/>
    </style:style>
    <style:style style:name="T14" style:family="text">
      <style:text-properties officeooo:rsid="0037767b"/>
    </style:style>
    <style:style style:name="T15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color="#000000" fo:font-style="normal" fo:background-color="transparent" loext:char-shading-value="0" style:font-style-asian="normal" style:font-style-complex="normal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office:annotation><dc:creator>Gauthier Bastien</dc:creator><dc:date>2011-01-13T14:56:41</dc:date><text:p text:style-name="P30"><text:span text:style-name="T21">do text</text:span></text:p><text:p text:style-name="P30"><text:span text:style-name="T21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7">S<text:span text:style-name="T10">PW - </text:span>Département des Permis et Autorisations</text:p>
            <text:p text:style-name="P16"><text:span text:style-name="Emphasis"><text:span text:style-name="T17">Avenue Prince de Liège, 15<text:line-break/>5100 NAMUR</text:span></text:span></text:p>
            <text:p text:style-name="P29"><text:span text:style-name="T5">RECOMMANDÉ</text:span></text:p>
          </table:table-cell>
        </table:table-row>
      </table:table>
      <text:p text:style-name="P18"/>
      <text:p text:style-name="P27">Transmi<text:span text:style-name="T14">s</text:span> <text:span text:style-name="T13">des pièces pour recours</text:span></text:p>
      <text:p text:style-name="P28">sur une décision de permis unique</text:p>
      <text:p text:style-name="P4"/>
      <text:p text:style-name="P7"/>
      <text:p text:style-name="P8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5"><text:span text:style-name="T9"><office:annotation><dc:creator>Gauthier Bastien</dc:creator><dc:date>2011-01-13T14:56:41</dc:date><text:p text:style-name="P30"><text:span text:style-name="T21">do text</text:span></text:p><text:p text:style-name="P30"><text:span text:style-name="T21">from document(at=reference, format='odt')</text:span></text:p></office:annotation></text:span><text:span text:style-name="T9">Import depuis reference.odt</text:span></text:p>
      <text:p text:style-name="P11"/>
      <text:p text:style-name="P12"><office:annotation><dc:creator>Gauthier Bastien</dc:creator><dc:date>2011-02-16T16:12:24</dc:date><text:p text:style-name="P30"><text:span text:style-name="T23">do text if self.hasMultipleApplicants()</text:span></text:p></office:annotation><text:span text:style-name="T8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30"><text:span text:style-name="T22">do text if self.hasSingleApplicant()</text:span></text:p></office:annotation><text:span text:style-name="T8">Demandeur :</text:span> <text:text-input text:description="Demandeurs">self.getApplicantsSignaletic()</text:text-input></text:p>
      <text:p text:style-name="P12"><text:span text:style-name="T8">Objet :</text:span> <text:text-input text:description="Objet des travaux">self.getLicenceSubject()</text:text-input></text:p>
      <text:p text:style-name="P12"><text:span text:style-name="T8">Situation :</text:span> <text:text-input text:description="Situation des travaux">self.getWorkLocationSignaletic()</text:text-input><text:s/>- <text:span text:style-name="T8">Référence cadastrale :</text:span> <text:text-input text:description="Bien-Parcelles">self.getPortionOutsText()</text:text-input></text:p>
      <text:p text:style-name="P12"/>
      <text:p text:style-name="P12"><text:span text:style-name="T12">Monsieur le Fonctionnaire Technique</text:span>,</text:p>
      <text:p text:style-name="P12"/>
      <text:p text:style-name="P13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3"/>
      <text:list xml:id="list1548575367" text:style-name="L1">
        <text:list-item>
          <text:p text:style-name="P24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23"/>
      <text:p text:style-name="P25">Dans un courrier ultérieur, vous recevrez le certificat d’affichage du présent recours.</text:p>
      <text:p text:style-name="P26">Veuillez agréer, Monsieur, l’expression de ma meilleure considération.</text:p>
      <text:p text:style-name="P14"/>
      <text:p text:style-name="P14"><office:annotation><dc:creator>Gauthier Bastien</dc:creator><dc:date>2011-01-13T14:56:41</dc:date><text:p text:style-name="P30"><text:span text:style-name="T21">do text</text:span></text:p><text:p text:style-name="P30"><text:span text:style-name="T21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8:22.947280631</dc:date>
    <dc:language>fr-FR</dc:language>
    <meta:editing-cycles>118</meta:editing-cycles>
    <meta:editing-duration>P1DT9H52M58S</meta:editing-duration>
    <meta:document-statistic meta:table-count="1" meta:image-count="0" meta:object-count="0" meta:page-count="1" meta:paragraph-count="27" meta:word-count="229" meta:character-count="1600" meta:non-whitespace-character-count="1431"/>
    <meta:user-defined meta:name="Info 1"/>
    <meta:user-defined meta:name="Info 2"/>
    <meta:user-defined meta:name="Info 3"/>
    <meta:user-defined meta:name="Info 4"/>
  </office:meta>
</office:document-meta>
</file>